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14DE00000ACBEBD95FE60CCBD06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7.699cm" svg:height="14.326cm" svg:x="0.188cm" svg:y="0.293cm">
          <draw:image xlink:href="Pictures/10000000000014DE00000ACBEBD95FE60CCBD06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11:35:14.080000000</meta:creation-date>
    <dc:date>2016-10-05T11:36:55.788000000</dc:date>
    <meta:editing-duration>PT1M42S</meta:editing-duration>
    <meta:editing-cycles>1</meta:editing-cycles>
    <meta:document-statistic meta:object-count="1"/>
    <meta:generator>LibreOffice/5.2.1.2$Windows_x86 LibreOffice_project/31dd62db80d4e60af04904455ec9c9219178d620</meta:generator>
  </office:meta>
</office:document-meta>
</file>